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 style:data-style-name="N81">
      <style:table-cell-properties fo:background-color="#bee3d3" fo:border="0.06pt solid #000000"/>
    </style:style>
    <style:style style:name="ce3" style:family="table-cell" style:parent-style-name="Default" style:data-style-name="N81">
      <style:table-cell-properties fo:border="0.06pt solid #000000"/>
    </style:style>
    <style:style style:name="ce9" style:family="table-cell" style:parent-style-name="Default" style:data-style-name="N1">
      <style:table-cell-properties fo:background-color="#bee3d3"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"/>
    <style:style style:name="ce12" style:family="table-cell" style:parent-style-name="Default" style:data-style-name="N107">
      <style:table-cell-properties fo:background-color="#bee3d3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/>
    <style:style style:name="ce19" style:family="table-cell" style:parent-style-name="Default">
      <style:table-cell-properties fo:background-color="#ffffa6" fo:wrap-option="wrap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>
      <style:table-cell-properties fo:background-color="#ffffa6" fo:wrap-option="wrap"/>
    </style:style>
    <style:style style:name="ce25" style:family="table-cell" style:parent-style-name="Default" style:data-style-name="N2">
      <style:table-cell-properties fo:border="0.74pt solid #000000"/>
    </style:style>
    <style:style style:name="ce26" style:family="table-cell" style:parent-style-name="Default" style:data-style-name="N81">
      <style:table-cell-properties fo:background-color="#ffffa6" fo:wrap-option="wrap"/>
    </style:style>
    <style:style style:name="ce27" style:family="table-cell" style:parent-style-name="Default" style:data-style-name="N81">
      <style:table-cell-properties fo:background-color="#dddddd" fo:border="0.74pt solid #000000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1"/>
    <style:style style:name="ce30" style:family="table-cell" style:parent-style-name="Default" style:data-style-name="N81">
      <style:table-cell-properties fo:wrap-option="wrap"/>
    </style:style>
    <style:style style:name="ce49" style:family="table-cell" style:parent-style-name="Default" style:data-style-name="N0">
      <style:table-cell-properties fo:border="0.74pt solid #000000"/>
    </style:style>
    <style:style style:name="ce33" style:family="table-cell" style:parent-style-name="Default" style:data-style-name="N81">
      <style:table-cell-properties fo:border="0.74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2">
      <style:table-cell-properties fo:background-color="#dddddd" fo:border="0.74pt solid #000000"/>
    </style:style>
    <style:style style:name="ce3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4"/>
        <table:table-row table:style-name="ro1">
          <table:table-cell/>
          <table:table-cell table:style-name="ce7" office:value-type="string" calcext:value-type="string">
            <text:p>R en K/W isolation</text:p>
          </table:table-cell>
          <table:table-cell table:style-name="ce7" office:value-type="string" calcext:value-type="string">
            <text:p>C en J/K inertie</text:p>
          </table:table-cell>
          <table:table-cell table:style-name="ce9" office:value-type="string" calcext:value-type="string">
            <text:p>RC = cte de temps en secondes</text:p>
          </table:table-cell>
          <table:table-cell table:style-name="ce12" office:value-type="string" calcext:value-type="string">
            <text:p>en h</text:p>
          </table:table-cell>
        </table:table-row>
        <table:table-row table:style-name="ro1">
          <table:table-cell table:style-name="ce1" office:value-type="string" calcext:value-type="string">
            <text:p>unreal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20000000" calcext:value-type="float">
            <text:p>2,00E+07</text:p>
          </table:table-cell>
          <table:table-cell table:style-name="ce5" table:formula="of:=[.C2]*[.B2]" office:value-type="float" office:value="4000" calcext:value-type="float">
            <text:p>4000</text:p>
          </table:table-cell>
          <table:table-cell table:style-name="ce13" table:formula="of:=[.D2]/3600" office:value-type="float" office:value="1.11111111111111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extremeb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90000000" calcext:value-type="float">
            <text:p>9,00E+07</text:p>
          </table:table-cell>
          <table:table-cell table:style-name="ce5" table:formula="of:=[.C3]*[.B3]" office:value-type="float" office:value="18000" calcext:value-type="float">
            <text:p>18000</text:p>
          </table:table-cell>
          <table:table-cell table:style-name="ce13" table:formula="of:=[.D3]/3600" office:value-type="float" office:value="5" calcext:value-type="float">
            <text:p>5,0</text:p>
          </table:table-cell>
        </table:table-row>
        <table:table-row table:style-name="ro1">
          <table:table-cell table:style-name="ce1" office:value-type="string" calcext:value-type="string">
            <text:p>extremeb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200000000" calcext:value-type="float">
            <text:p>2,00E+08</text:p>
          </table:table-cell>
          <table:table-cell table:style-name="ce5" table:formula="of:=[.C4]*[.B4]" office:value-type="float" office:value="40000" calcext:value-type="float">
            <text:p>40000</text:p>
          </table:table-cell>
          <table:table-cell table:style-name="ce13" table:formula="of:=[.D4]/3600" office:value-type="float" office:value="11.1111111111111" calcext:value-type="float">
            <text:p>11,1</text:p>
          </table:table-cell>
        </table:table-row>
        <table:table-row table:style-name="ro1">
          <table:table-cell table:style-name="ce1" office:value-type="string" calcext:value-type="string">
            <text:p>nord</text:p>
          </table:table-cell>
          <table:table-cell table:style-name="ce3" office:value-type="float" office:value="0.00059441" calcext:value-type="float">
            <text:p>5,94E-04</text:p>
          </table:table-cell>
          <table:table-cell table:style-name="ce3" office:value-type="float" office:value="54010000" calcext:value-type="float">
            <text:p>5,40E+07</text:p>
          </table:table-cell>
          <table:table-cell table:style-name="ce5" table:formula="of:=[.C5]*[.B5]" office:value-type="float" office:value="32104.0841" calcext:value-type="float">
            <text:p>32104</text:p>
          </table:table-cell>
          <table:table-cell table:style-name="ce13" table:formula="of:=[.D5]/3600" office:value-type="float" office:value="8.91780113888889" calcext:value-type="float">
            <text:p>8,9</text:p>
          </table:table-cell>
        </table:table-row>
        <table:table-row table:style-name="ro1">
          <table:table-cell table:style-name="ce1" office:value-type="string" calcext:value-type="string">
            <text:p>nord_no_reduce</text:p>
          </table:table-cell>
          <table:table-cell table:style-name="ce3" office:value-type="float" office:value="0.001503" calcext:value-type="float">
            <text:p>1,50E-03</text:p>
          </table:table-cell>
          <table:table-cell table:style-name="ce3" office:value-type="float" office:value="442980000" calcext:value-type="float">
            <text:p>4,43E+08</text:p>
          </table:table-cell>
          <table:table-cell table:style-name="ce5" table:formula="of:=[.C6]*[.B6]" office:value-type="float" office:value="665798.94" calcext:value-type="float">
            <text:p>665799</text:p>
          </table:table-cell>
          <table:table-cell table:style-name="ce13" table:formula="of:=[.D6]/3600" office:value-type="float" office:value="184.94415" calcext:value-type="float">
            <text:p>184,9</text:p>
          </table:table-cell>
        </table:table-row>
        <table:table-row table:style-name="ro1">
          <table:table-cell table:style-name="ce1" office:value-type="string" calcext:value-type="string">
            <text:p>tertiaire_peu_isolé</text:p>
          </table:table-cell>
          <table:table-cell table:style-name="ce3" office:value-type="float" office:value="0.0005" calcext:value-type="float">
            <text:p>5,00E-04</text:p>
          </table:table-cell>
          <table:table-cell table:style-name="ce3" office:value-type="float" office:value="500000000" calcext:value-type="float">
            <text:p>5,00E+08</text:p>
          </table:table-cell>
          <table:table-cell table:style-name="ce5" table:formula="of:=[.C7]*[.B7]" office:value-type="float" office:value="250000" calcext:value-type="float">
            <text:p>250000</text:p>
          </table:table-cell>
          <table:table-cell table:style-name="ce13" table:formula="of:=[.D7]/3600" office:value-type="float" office:value="69.4444444444444" calcext:value-type="float">
            <text:p>69,4</text:p>
          </table:table-cell>
        </table:table-row>
        <table:table-row table:style-name="ro1">
          <table:table-cell table:style-name="ce1" office:value-type="string" calcext:value-type="string">
            <text:p>tertiaire</text:p>
          </table:table-cell>
          <table:table-cell table:style-name="ce3" office:value-type="float" office:value="0.001" calcext:value-type="float">
            <text:p>1,00E-03</text:p>
          </table:table-cell>
          <table:table-cell table:style-name="ce3" office:value-type="float" office:value="900000000" calcext:value-type="float">
            <text:p>9,00E+08</text:p>
          </table:table-cell>
          <table:table-cell table:style-name="ce5" table:formula="of:=[.C8]*[.B8]" office:value-type="float" office:value="900000" calcext:value-type="float">
            <text:p>900000</text:p>
          </table:table-cell>
          <table:table-cell table:style-name="ce13" table:formula="of:=[.D8]/3600" office:value-type="float" office:value="250" calcext:value-type="float">
            <text:p>250,0</text:p>
          </table:table-cell>
        </table:table-row>
        <table:table-row table:style-name="ro1">
          <table:table-cell table:style-name="ce1" office:value-type="string" calcext:value-type="string">
            <text:p>bloch</text:p>
          </table:table-cell>
          <table:table-cell table:style-name="ce3" office:value-type="float" office:value="0.00025406" calcext:value-type="float">
            <text:p>2,54E-04</text:p>
          </table:table-cell>
          <table:table-cell table:style-name="ce3" office:value-type="float" office:value="901650000" calcext:value-type="float">
            <text:p>9,02E+08</text:p>
          </table:table-cell>
          <table:table-cell table:style-name="ce5" table:formula="of:=[.C9]*[.B9]" office:value-type="float" office:value="229073.199" calcext:value-type="float">
            <text:p>229073</text:p>
          </table:table-cell>
          <table:table-cell table:style-name="ce13" table:formula="of:=[.D9]/3600" office:value-type="float" office:value="63.6314441666667" calcext:value-type="float">
            <text:p>63,6</text:p>
          </table:table-cell>
        </table:table-row>
        <table:table-row table:style-name="ro1">
          <table:table-cell table:style-name="ce1" office:value-type="string" calcext:value-type="string">
            <text:p>bloch1</text:p>
          </table:table-cell>
          <table:table-cell table:style-name="ce3" office:value-type="float" office:value="0.00030881" calcext:value-type="float">
            <text:p>3,09E-04</text:p>
          </table:table-cell>
          <table:table-cell table:style-name="ce3" office:value-type="float" office:value="863440000" calcext:value-type="float">
            <text:p>8,63E+08</text:p>
          </table:table-cell>
          <table:table-cell table:style-name="ce5" table:formula="of:=[.C10]*[.B10]" office:value-type="float" office:value="266638.9064" calcext:value-type="float">
            <text:p>266639</text:p>
          </table:table-cell>
          <table:table-cell table:style-name="ce13" table:formula="of:=[.D10]/3600" office:value-type="float" office:value="74.0663628888889" calcext:value-type="float">
            <text:p>74,1</text:p>
          </table:table-cell>
        </table:table-row>
        <table:table-row table:style-name="ro1">
          <table:table-cell table:style-name="ce1" office:value-type="string" calcext:value-type="string">
            <text:p>cells</text:p>
          </table:table-cell>
          <table:table-cell table:style-name="ce3" office:value-type="float" office:value="0.00025946" calcext:value-type="float">
            <text:p>2,59E-04</text:p>
          </table:table-cell>
          <table:table-cell table:style-name="ce3" office:value-type="float" office:value="1314460000" calcext:value-type="float">
            <text:p>1,31E+09</text:p>
          </table:table-cell>
          <table:table-cell table:style-name="ce5" table:formula="of:=[.C11]*[.B11]" office:value-type="float" office:value="341049.7916" calcext:value-type="float">
            <text:p>341050</text:p>
          </table:table-cell>
          <table:table-cell table:style-name="ce13" table:formula="of:=[.D11]/3600" office:value-type="float" office:value="94.7360532222222" calcext:value-type="float">
            <text:p>94,7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5" table:default-cell-style-name="Default"/>
        <table:table-column table:style-name="co10" table:default-cell-style-name="Default"/>
        <table:table-column table:style-name="co5" table:default-cell-style-name="ce29"/>
        <table:table-column table:style-name="co5" table:number-columns-repeated="4" table:default-cell-style-name="Default"/>
        <table:table-column table:style-name="co5" table:number-columns-repeated="2" table:default-cell-style-name="ce29"/>
        <table:table-column table:style-name="co5" table:number-columns-repeated="1010" table:default-cell-style-name="Default"/>
        <table:table-row table:style-name="ro1">
          <table:table-cell table:number-columns-repeated="8"/>
          <table:table-cell table:style-name="ce32" office:value-type="string" calcext:value-type="string">
            <text:p>capacité thermique fibre de bois</text:p>
          </table:table-cell>
          <table:table-cell table:style-name="ce29" table:formula="of:=350*1000" office:value-type="float" office:value="350000" calcext:value-type="float">
            <text:p>3,50E+05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UBAT neuf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W/m2/K</text:p>
          </table:table-cell>
          <table:table-cell table:number-columns-repeated="2"/>
          <table:table-cell table:style-name="ce32" office:value-type="string" calcext:value-type="string">
            <text:p>capacité thermique laine de bois</text:p>
          </table:table-cell>
          <table:table-cell table:style-name="ce29" table:formula="of:=120*1000" office:value-type="float" office:value="120000" calcext:value-type="float">
            <text:p>1,20E+05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UBAT réno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W/m2/K</text:p>
          </table:table-cell>
          <table:table-cell table:number-columns-repeated="2"/>
          <table:table-cell table:style-name="ce32" office:value-type="string" calcext:value-type="string">
            <text:p>capacité thermique laine de verre</text:p>
          </table:table-cell>
          <table:table-cell table:style-name="ce29" table:formula="of:=17*1000" office:value-type="float" office:value="17000" calcext:value-type="float">
            <text:p>1,70E+04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capacité thermique de l’air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J/m3/K</text:p>
          </table:table-cell>
          <table:table-cell table:number-columns-repeated="2"/>
          <table:table-cell table:style-name="ce23" office:value-type="string" calcext:value-type="string">
            <text:p>capacité thermique du béton</text:p>
          </table:table-cell>
          <table:table-cell table:style-name="ce29" table:formula="of:=2000*1000" office:value-type="float" office:value="2000000" calcext:value-type="float">
            <text:p>2,00E+06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2" office:value-type="string" calcext:value-type="string">
            <text:p>Boi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J/g/m³</text:p>
          </table:table-cell>
          <table:table-cell table:style-name="Default"/>
          <table:table-cell table:style-name="ce34" office:value-type="string" calcext:value-type="string">
            <text:p>masse volumique bois</text:p>
          </table:table-cell>
          <table:table-cell table:formula="of:=500*1000" office:value-type="float" office:value="500000" calcext:value-type="float">
            <text:p>500000</text:p>
          </table:table-cell>
          <table:table-cell office:value-type="string" calcext:value-type="string">
            <text:p>g/m³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2" office:value-type="string" calcext:value-type="string">
            <text:p>capacité thermique du bois</text:p>
          </table:table-cell>
          <table:table-cell table:style-name="ce29" table:formula="of:=[.J5]*[.N5]" office:value-type="float" office:value="850000" calcext:value-type="float">
            <text:p>8,50E+05</text:p>
          </table:table-cell>
          <table:table-cell office:value-type="string" calcext:value-type="string">
            <text:p>J/g/m³</text:p>
          </table:table-cell>
          <table:table-cell table:number-columns-repeated="1012"/>
        </table:table-row>
        <table:table-row table:style-name="ro2">
          <table:table-cell table:style-name="ce19" office:value-type="string" calcext:value-type="string">
            <text:p>largeur en m</text:p>
          </table:table-cell>
          <table:table-cell table:style-name="ce19" office:value-type="string" calcext:value-type="string">
            <text:p>longueur en m</text:p>
          </table:table-cell>
          <table:table-cell table:style-name="ce19" office:value-type="string" calcext:value-type="string">
            <text:p>surface en m²</text:p>
          </table:table-cell>
          <table:table-cell table:style-name="ce24" office:value-type="string" calcext:value-type="string">
            <text:p>Ubat en W/m2/L</text:p>
          </table:table-cell>
          <table:table-cell table:style-name="ce26" office:value-type="string" calcext:value-type="string">
            <text:p>R en K/W</text:p>
          </table:table-cell>
          <table:table-cell table:style-name="ce19" office:value-type="string" calcext:value-type="string">
            <text:p>hauteur en m</text:p>
          </table:table-cell>
          <table:table-cell table:style-name="ce26" office:value-type="string" calcext:value-type="string">
            <text:p>C_res en J/K</text:p>
          </table:table-cell>
          <table:table-cell table:style-name="ce19" office:value-type="string" calcext:value-type="string">
            <text:p>épaisseur des murs en m</text:p>
          </table:table-cell>
          <table:table-cell table:style-name="ce19" office:value-type="string" calcext:value-type="string">
            <text:p>périmètre</text:p>
          </table:table-cell>
          <table:table-cell table:style-name="ce19" office:value-type="string" calcext:value-type="string">
            <text:p>volume des murs en m³</text:p>
          </table:table-cell>
          <table:table-cell table:style-name="ce19" office:value-type="string" calcext:value-type="string">
            <text:p>capacité thermique du mur en J/K/m³</text:p>
          </table:table-cell>
          <table:table-cell table:style-name="ce26" office:value-type="string" calcext:value-type="string">
            <text:p>C_mur en J/K</text:p>
          </table:table-cell>
          <table:table-cell table:style-name="ce26" office:value-type="string" calcext:value-type="string">
            <text:p>C_totale en J/K</text:p>
          </table:table-cell>
          <table:table-cell table:style-name="ce19" office:value-type="string" calcext:value-type="string">
            <text:p>Constante de temps en heures</text:p>
          </table:table-cell>
          <table:table-cell table:style-name="ce35"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A8]*[.B8]" office:value-type="float" office:value="500" calcext:value-type="float">
            <text:p>5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8]*[.D8])" office:value-type="float" office:value="0.00571428571428571" calcext:value-type="float">
            <text:p>5,71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8]*[.F8]*[.$E$4]" office:value-type="float" office:value="1884000" calcext:value-type="float">
            <text:p>1,88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8]+[.B8])" office:value-type="float" office:value="120" calcext:value-type="float">
            <text:p>120</text:p>
          </table:table-cell>
          <table:table-cell table:style-name="ce21" table:formula="of:=[.I8]*[.F8]*[.H8]" office:value-type="float" office:value="72" calcext:value-type="float">
            <text:p>72</text:p>
          </table:table-cell>
          <table:table-cell table:style-name="ce33" table:formula="of:=[.J1]" office:value-type="float" office:value="350000" calcext:value-type="float">
            <text:p>3,50E+05</text:p>
          </table:table-cell>
          <table:table-cell table:style-name="ce27" table:formula="of:=[.J8]*[.K8]" office:value-type="float" office:value="25200000" calcext:value-type="float">
            <text:p>2,52E+07</text:p>
          </table:table-cell>
          <table:table-cell table:style-name="ce27" table:formula="of:=[.L8]+[.G8]" office:value-type="float" office:value="27084000" calcext:value-type="float">
            <text:p>2,71E+07</text:p>
          </table:table-cell>
          <table:table-cell table:style-name="ce53" table:formula="of:=[.M8]*[.E8]/3600" office:value-type="float" office:value="42.9904761904762" calcext:value-type="float">
            <text:p>42,99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A9]*[.B9]" office:value-type="float" office:value="500" calcext:value-type="float">
            <text:p>5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9]*[.D9])" office:value-type="float" office:value="0.00338983050847458" calcext:value-type="float">
            <text:p>3,39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9]*[.F9]*[.$E$4]" office:value-type="float" office:value="1884000" calcext:value-type="float">
            <text:p>1,88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9]+[.B9])" office:value-type="float" office:value="120" calcext:value-type="float">
            <text:p>120</text:p>
          </table:table-cell>
          <table:table-cell table:style-name="ce21" table:formula="of:=[.I9]*[.F9]*[.H9]" office:value-type="float" office:value="72" calcext:value-type="float">
            <text:p>72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9]*[.K9]" office:value-type="float" office:value="61200000" calcext:value-type="float">
            <text:p>6,12E+07</text:p>
          </table:table-cell>
          <table:table-cell table:style-name="ce27" table:formula="of:=[.L9]+[.G9]" office:value-type="float" office:value="63084000" calcext:value-type="float">
            <text:p>6,31E+07</text:p>
          </table:table-cell>
          <table:table-cell table:style-name="ce53" table:formula="of:=[.M9]*[.E9]/3600" office:value-type="float" office:value="59.4011299435028" calcext:value-type="float">
            <text:p>59,40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0]*[.B10]" office:value-type="float" office:value="1000" calcext:value-type="float">
            <text:p>10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10]*[.D10])" office:value-type="float" office:value="0.00285714285714286" calcext:value-type="float">
            <text:p>2,86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0]*[.F10]*[.$E$4]" office:value-type="float" office:value="3768000" calcext:value-type="float">
            <text:p>3,77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0]+[.B10])" office:value-type="float" office:value="140" calcext:value-type="float">
            <text:p>140</text:p>
          </table:table-cell>
          <table:table-cell table:style-name="ce21" table:formula="of:=[.I10]*[.F10]*[.H10]" office:value-type="float" office:value="84" calcext:value-type="float">
            <text:p>84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10]*[.K10]" office:value-type="float" office:value="71400000" calcext:value-type="float">
            <text:p>7,14E+07</text:p>
          </table:table-cell>
          <table:table-cell table:style-name="ce27" table:formula="of:=[.L10]+[.G10]" office:value-type="float" office:value="75168000" calcext:value-type="float">
            <text:p>7,52E+07</text:p>
          </table:table-cell>
          <table:table-cell table:style-name="ce53" table:formula="of:=[.M10]*[.E10]/3600" office:value-type="float" office:value="59.6571428571429" calcext:value-type="float">
            <text:p>59,66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1]*[.B11]" office:value-type="float" office:value="1000" calcext:value-type="float">
            <text:p>10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11]*[.D11])" office:value-type="float" office:value="0.00169491525423729" calcext:value-type="float">
            <text:p>1,69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1]*[.F11]*[.$E$4]" office:value-type="float" office:value="3768000" calcext:value-type="float">
            <text:p>3,77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1]+[.B11])" office:value-type="float" office:value="140" calcext:value-type="float">
            <text:p>140</text:p>
          </table:table-cell>
          <table:table-cell table:style-name="ce21" table:formula="of:=[.I11]*[.F11]*[.H11]" office:value-type="float" office:value="84" calcext:value-type="float">
            <text:p>84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11]*[.K11]" office:value-type="float" office:value="71400000" calcext:value-type="float">
            <text:p>7,14E+07</text:p>
          </table:table-cell>
          <table:table-cell table:style-name="ce27" table:formula="of:=[.L11]+[.G11]" office:value-type="float" office:value="75168000" calcext:value-type="float">
            <text:p>7,52E+07</text:p>
          </table:table-cell>
          <table:table-cell table:style-name="ce53" table:formula="of:=[.M11]*[.E11]/3600" office:value-type="float" office:value="35.3898305084746" calcext:value-type="float">
            <text:p>35,39</text:p>
          </table:table-cell>
          <table:table-cell table:number-columns-repeated="100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2]*[.B12]" office:value-type="float" office:value="2000" calcext:value-type="float">
            <text:p>20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12]*[.D12])" office:value-type="float" office:value="0.00142857142857143" calcext:value-type="float">
            <text:p>1,43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2]*[.F12]*[.$E$4]" office:value-type="float" office:value="7536000" calcext:value-type="float">
            <text:p>7,54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2]+[.B12])" office:value-type="float" office:value="240" calcext:value-type="float">
            <text:p>240</text:p>
          </table:table-cell>
          <table:table-cell table:style-name="ce21" table:formula="of:=[.I12]*[.F12]*[.H12]" office:value-type="float" office:value="144" calcext:value-type="float">
            <text:p>144</text:p>
          </table:table-cell>
          <table:table-cell table:style-name="ce33" table:formula="of:=[.J4]" office:value-type="float" office:value="2000000" calcext:value-type="float">
            <text:p>2,00E+06</text:p>
          </table:table-cell>
          <table:table-cell table:style-name="ce27" table:formula="of:=[.J12]*[.K12]" office:value-type="float" office:value="288000000" calcext:value-type="float">
            <text:p>2,88E+08</text:p>
          </table:table-cell>
          <table:table-cell table:style-name="ce27" table:formula="of:=[.L12]+[.G12]" office:value-type="float" office:value="295536000" calcext:value-type="float">
            <text:p>2,96E+08</text:p>
          </table:table-cell>
          <table:table-cell table:style-name="ce53" table:formula="of:=[.M12]*[.E12]/3600" office:value-type="float" office:value="117.276190476191" calcext:value-type="float">
            <text:p>117,28</text:p>
          </table:table-cell>
          <table:table-cell table:number-columns-repeated="100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3]*[.B13]" office:value-type="float" office:value="2000" calcext:value-type="float">
            <text:p>20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13]*[.D13])" office:value-type="float" office:value="0.000847457627118644" calcext:value-type="float">
            <text:p>8,47E-04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3]*[.F13]*[.$E$4]" office:value-type="float" office:value="7536000" calcext:value-type="float">
            <text:p>7,54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3]+[.B13])" office:value-type="float" office:value="240" calcext:value-type="float">
            <text:p>240</text:p>
          </table:table-cell>
          <table:table-cell table:style-name="ce21" table:formula="of:=[.I13]*[.F13]*[.H13]" office:value-type="float" office:value="144" calcext:value-type="float">
            <text:p>144</text:p>
          </table:table-cell>
          <table:table-cell table:style-name="ce33" table:formula="of:=[.J4]" office:value-type="float" office:value="2000000" calcext:value-type="float">
            <text:p>2,00E+06</text:p>
          </table:table-cell>
          <table:table-cell table:style-name="ce27" table:formula="of:=[.J13]*[.K13]" office:value-type="float" office:value="288000000" calcext:value-type="float">
            <text:p>2,88E+08</text:p>
          </table:table-cell>
          <table:table-cell table:style-name="ce27" table:formula="of:=[.L13]+[.G13]" office:value-type="float" office:value="295536000" calcext:value-type="float">
            <text:p>2,96E+08</text:p>
          </table:table-cell>
          <table:table-cell table:style-name="ce53" table:formula="of:=[.M13]*[.E13]/3600" office:value-type="float" office:value="69.5706214689266" calcext:value-type="float">
            <text:p>69,57</text:p>
          </table:table-cell>
          <table:table-cell table:number-columns-repeated="1009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1018"/>
        </table:table-row>
        <table:table-row table:style-name="ro3">
          <table:table-cell table:number-columns-repeated="5"/>
          <table:table-cell table:style-name="ce28" office:value-type="string" calcext:value-type="string">
            <text:p>(kJ/K.m2)</text:p>
          </table:table-cell>
          <table:table-cell table:style-name="ce30" office:value-type="string" calcext:value-type="string">
            <text:p>surface en m²</text:p>
          </table:table-cell>
          <table:table-cell office:value-type="string" calcext:value-type="string">
            <text:p>J/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6" office:value-type="string" calcext:value-type="string">
            <text:p>très légère</text:p>
          </table:table-cell>
          <table:table-cell table:style-name="ce20" office:value-type="float" office:value="80" calcext:value-type="float">
            <text:p>8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1]*[.F21]*1000" office:value-type="float" office:value="80000000" calcext:value-type="float">
            <text:p>8,00E+0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6" office:value-type="string" calcext:value-type="string">
            <text:p>légère</text:p>
          </table:table-cell>
          <table:table-cell table:style-name="ce20" office:value-type="float" office:value="110" calcext:value-type="float">
            <text:p>11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2]*[.F22]*1000" office:value-type="float" office:value="110000000" calcext:value-type="float">
            <text:p>1,10E+0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6" office:value-type="string" calcext:value-type="string">
            <text:p>moyenne</text:p>
          </table:table-cell>
          <table:table-cell table:style-name="ce20" office:value-type="float" office:value="165" calcext:value-type="float">
            <text:p>165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3]*[.F23]*1000" office:value-type="float" office:value="165000000" calcext:value-type="float">
            <text:p>1,65E+0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6" office:value-type="string" calcext:value-type="string">
            <text:p>lourde</text:p>
          </table:table-cell>
          <table:table-cell table:style-name="ce20" office:value-type="float" office:value="260" calcext:value-type="float">
            <text:p>26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4]*[.F24]*1000" office:value-type="float" office:value="260000000" calcext:value-type="float">
            <text:p>2,60E+0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6" office:value-type="string" calcext:value-type="string">
            <text:p>très lourde</text:p>
          </table:table-cell>
          <table:table-cell table:style-name="ce20" office:value-type="float" office:value="370" calcext:value-type="float">
            <text:p>370</text:p>
          </table:table-cell>
          <table:table-cell table:style-name="ce49" office:value-type="float" office:value="3000" calcext:value-type="float">
            <text:p>3000</text:p>
          </table:table-cell>
          <table:table-cell table:style-name="ce33" table:formula="of:=[.G25]*[.F25]*1000" office:value-type="float" office:value="1110000000" calcext:value-type="float">
            <text:p>1,11E+09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27:10.022636623</meta:creation-date>
    <dc:date>2023-04-24T18:11:30.291084865</dc:date>
    <meta:editing-duration>PT3H12M22S</meta:editing-duration>
    <meta:editing-cycles>19</meta:editing-cycles>
    <meta:generator>LibreOffice/7.3.7.2$Linux_X86_64 LibreOffice_project/30$Build-2</meta:generator>
    <meta:document-statistic meta:table-count="2" meta:cell-count="205" meta:object-count="0"/>
  </office:meta>
</office:document-meta>
</file>